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bdb1" officeooo:paragraph-rsid="0018bdb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bdb1" style:font-size-asian="18pt" style:font-style-asian="normal" style:font-weight-asian="normal" style:font-size-complex="18pt"/>
    </style:style>
    <style:style style:name="T5" style:family="text">
      <style:text-properties officeooo:rsid="0018bd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he People’s Assembly, convening on the </text:span><text:span text:style-name="T4">28th</text:span><text:span text:style-name="T3"> of </text:span><text:span text:style-name="T4">October</text:span><text:span text:style-name="T3"> 2020 under the </text:span><text:span text:style-name="T4">29th</text:span><text:span text:style-name="T3"> PA Meeting.</text:span></text:p>
      <text:p text:style-name="P1"/>
      <text:p text:style-name="P1">The Assembly, recognising the current situation,</text:p>
      <text:p text:style-name="P1"/>
      <text:p text:style-name="P4">Constitutes the need to codify the unwritten rules left over from the old server situation into the universal server rules, namely:</text:p>
      <text:p text:style-name="P4">To not be toxic or mean</text:p>
      <text:p text:style-name="P1"/>
      <text:p text:style-name="P1">And proceeds.</text:p>
      <text:p text:style-name="P1"/>
      <text:p text:style-name="P1">Signed by,</text:p>
      <text:p text:style-name="P4">ChairmanSteven</text:p>
      <text:p text:style-name="P1"/>
      <text:p text:style-name="P1"/>
      <text:p text:style-name="P1"/>
      <text:p text:style-name="Standard"><text:span text:style-name="T1">[</text:span><text:span text:style-name="T2">Motion 29-1: To codify the unwritten rules under the universal server rule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Whitney" svg:font-family="Whitney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0-28T19:27:53.245342697</dc:date>
    <meta:editing-duration>PT4M27S</meta:editing-duration>
    <meta:editing-cycles>3</meta:editing-cycles>
    <meta:generator>LibreOffice/7.0.2.2$Linux_X86_64 LibreOffice_project/0b4360524e0359c479b908cb9f8f3765ab0cc7ad</meta:generator>
    <meta:document-statistic meta:table-count="0" meta:image-count="0" meta:object-count="0" meta:page-count="1" meta:paragraph-count="8" meta:word-count="65" meta:character-count="403" meta:non-whitespace-character-count="346"/>
  </office:meta>
</office:document-meta>
</file>